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b21e2" officeooo:paragraph-rsid="001b21e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officeooo:rsid="001b21e2" officeooo:paragraph-rsid="001b21e2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a58c" officeooo:paragraph-rsid="001ca58c" style:font-size-asian="10.5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officeooo:rsid="001ca58c" officeooo:paragraph-rsid="001ca58c" style:font-size-asian="10.5pt" style:font-size-complex="12pt"/>
    </style:style>
    <style:style style:name="P5" style:family="paragraph" style:parent-style-name="Text_20_body">
      <style:text-properties officeooo:rsid="00220dcf" officeooo:paragraph-rsid="00220dcf"/>
    </style:style>
    <style:style style:name="P6" style:family="paragraph" style:parent-style-name="Text_20_body">
      <style:paragraph-properties fo:text-align="justify" style:justify-single-word="false"/>
      <style:text-properties officeooo:rsid="00220dcf" officeooo:paragraph-rsid="00220dcf"/>
    </style:style>
    <style:style style:name="P7" style:family="paragraph" style:parent-style-name="Text_20_body">
      <style:text-properties officeooo:paragraph-rsid="0027ce32"/>
    </style:style>
    <style:style style:name="P8" style:family="paragraph" style:parent-style-name="Text_20_body">
      <style:paragraph-properties fo:text-align="justify" style:justify-single-word="false"/>
      <style:text-properties officeooo:paragraph-rsid="00263b63"/>
    </style:style>
    <style:style style:name="P9" style:family="paragraph" style:parent-style-name="Text_20_body">
      <style:paragraph-properties fo:text-align="justify" style:justify-single-word="false"/>
      <style:text-properties officeooo:paragraph-rsid="0027ce32"/>
    </style:style>
    <style:style style:name="P10" style:family="paragraph" style:parent-style-name="Heading_20_2">
      <style:text-properties officeooo:rsid="0027ce32" officeooo:paragraph-rsid="0027ce32"/>
    </style:style>
    <style:style style:name="P11" style:family="paragraph" style:parent-style-name="Heading_20_3">
      <style:text-properties officeooo:rsid="0022d76c" officeooo:paragraph-rsid="0022d76c"/>
    </style:style>
    <style:style style:name="P12" style:family="paragraph" style:parent-style-name="Heading_20_3">
      <style:paragraph-properties fo:text-align="justify" style:justify-single-word="false"/>
      <style:text-properties officeooo:rsid="0025a319" officeooo:paragraph-rsid="0025a319"/>
    </style:style>
    <style:style style:name="P13" style:family="paragraph" style:parent-style-name="Heading_20_3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ce0" style:font-weight-asian="bold" style:font-weight-complex="bold"/>
    </style:style>
    <style:style style:name="T3" style:family="text">
      <style:text-properties fo:font-weight="bold" officeooo:rsid="001e3279" style:font-weight-asian="bold" style:font-weight-complex="bold"/>
    </style:style>
    <style:style style:name="T4" style:family="text">
      <style:text-properties fo:font-weight="bold" officeooo:rsid="001fca28" style:font-weight-asian="bold" style:font-weight-complex="bold"/>
    </style:style>
    <style:style style:name="T5" style:family="text">
      <style:text-properties fo:font-weight="bold" officeooo:rsid="00248716" style:font-weight-asian="bold" style:font-weight-complex="bold"/>
    </style:style>
    <style:style style:name="T6" style:family="text">
      <style:text-properties fo:font-weight="bold" officeooo:rsid="0025a319" style:font-weight-asian="bold" style:font-weight-complex="bold"/>
    </style:style>
    <style:style style:name="T7" style:family="text">
      <style:text-properties fo:font-weight="bold" officeooo:rsid="00263b63" style:font-weight-asian="bold" style:font-weight-complex="bold"/>
    </style:style>
    <style:style style:name="T8" style:family="text">
      <style:text-properties fo:font-weight="bold" officeooo:rsid="0027ce32" style:font-weight-asian="bold" style:font-weight-complex="bold"/>
    </style:style>
    <style:style style:name="T9" style:family="text">
      <style:text-properties fo:font-weight="normal" officeooo:rsid="0025a319" style:font-weight-asian="normal" style:font-weight-complex="normal"/>
    </style:style>
    <style:style style:name="T10" style:family="text">
      <style:text-properties fo:font-weight="normal" officeooo:rsid="00263b63" style:font-weight-asian="normal" style:font-weight-complex="normal"/>
    </style:style>
    <style:style style:name="T11" style:family="text">
      <style:text-properties fo:font-weight="normal" style:font-size-asian="12pt" style:font-weight-asian="normal" style:font-weight-complex="normal"/>
    </style:style>
    <style:style style:name="T12" style:family="text">
      <style:text-properties fo:font-weight="normal" officeooo:rsid="001d4ce0" style:font-size-asian="12pt" style:font-weight-asian="normal" style:font-weight-complex="normal"/>
    </style:style>
    <style:style style:name="T13" style:family="text">
      <style:text-properties fo:font-size="14pt" fo:font-weight="normal" officeooo:rsid="001d4ce0" style:font-size-asian="14pt" style:font-weight-asian="normal" style:font-size-complex="14pt" style:font-weight-complex="normal"/>
    </style:style>
    <style:style style:name="T14" style:family="text">
      <style:text-properties officeooo:rsid="00203907"/>
    </style:style>
    <style:style style:name="T15" style:family="text">
      <style:text-properties officeooo:rsid="0022d76c"/>
    </style:style>
    <style:style style:name="T16" style:family="text">
      <style:text-properties officeooo:rsid="00248716"/>
    </style:style>
    <style:style style:name="T17" style:family="text">
      <style:text-properties officeooo:rsid="0025a319"/>
    </style:style>
    <style:style style:name="T18" style:family="text">
      <style:text-properties fo:font-style="normal" fo:font-weight="normal" officeooo:rsid="00263b63" style:font-style-asian="normal" style:font-weight-asian="normal" style:font-style-complex="normal" style:font-weight-complex="normal"/>
    </style:style>
    <style:style style:name="T19" style:family="text">
      <style:text-properties officeooo:rsid="00263b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ire 2</text:p>
      <text:p text:style-name="P1"/>
      <text:p text:style-name="P1"/>
      <text:p text:style-name="P1"/>
      <text:p text:style-name="P1"/>
      <text:p text:style-name="P1">Par</text:p>
      <text:p text:style-name="P1">Charles Girard (1828653) et</text:p>
      <text:p text:style-name="P1">Saif Eddine Belhattab (1687465)</text:p>
      <text:p text:style-name="P1"/>
      <text:p text:style-name="P1"/>
      <text:p text:style-name="P1"/>
      <text:p text:style-name="P1"/>
      <text:p text:style-name="P1">Travail présenté à</text:p>
      <text:p text:style-name="P1">M. Giovanni Beltrame</text:p>
      <text:p text:style-name="P1"/>
      <text:p text:style-name="P1"/>
      <text:p text:style-name="P1"/>
      <text:p text:style-name="P1"/>
      <text:p text:style-name="P1">Dans le cadre du cours</text:p>
      <text:p text:style-name="P1">INF1600, Architecture des microordinateurs.</text:p>
      <text:p text:style-name="P1"/>
      <text:p text:style-name="P1"/>
      <text:p text:style-name="P1"/>
      <text:p text:style-name="P1"/>
      <text:p text:style-name="P1">École Polytechnique de Montréal</text:p>
      <text:p text:style-name="P2"><text:span text:style-name="T4">03</text:span><text:span text:style-name="T1">/1</text:span><text:span text:style-name="T4">2</text:span><text:span text:style-name="T1">/16</text:span></text:p>
      <text:h text:style-name="Heading_20_1" text:outline-level="1"><text:soft-page-break/>E1 :</text:h>
      <text:p text:style-name="P4"><text:span text:style-name="T1"><text:tab/></text:span><text:span text:style-name="T11">J’ai laissé </text:span><text:span text:style-name="T12">GCC</text:span><text:span text:style-name="T11"> optimiser mon code, mais j’aurais très bien pu faire mieux manuellement. Je n’aurais pas eu besoin de la variable « resultatTmp », le résultat temporaire, et j’aurais directement mis mes résultat dans %eax en faisant des « orl ». Le problème était qu’</text:span><text:span text:style-name="T12">en assembleur en ligne étendu, la sortie ne peut être utilisé comme registre pour faire des opérations.</text:span></text:p>
      <text:p text:style-name="P3"><text:span text:style-name="T13"/></text:p>
      <text:h text:style-name="Heading_20_1" text:outline-level="1"><text:span text:style-name="T2">E</text:span><text:span text:style-name="T3">2</text:span><text:span text:style-name="T2"> :</text:span></text:h>
      <text:h text:style-name="Heading_20_2" text:outline-level="2"><text:span text:style-name="T14">1.</text:span></text:h>
      <text:p text:style-name="P5">Mémoire : 1024ko = <text:span text:style-name="T15">64 000 lignes 16 octets.</text:span></text:p>
      <text:p text:style-name="P5">Cache : 16ko = 1000 lignes <text:span text:style-name="T17">de 16 octets.</text:span></text:p>
      <text:h text:style-name="P11" text:outline-level="3">Direct : </text:h>
      <text:p text:style-name="P6"><text:tab/><text:span text:style-name="T16">La mémoire cache une colonne de 1000 lignes alors que la mémoire a 64 colonnes de 1000 lignes. Chaque bloc dans la cache a accès aux 64 blocs de mémoire qui sont sur la même ligne. Chacun d’eux contient 16 octets, donc l’adresse est de : log₂ (64) = </text:span><text:span text:style-name="T5">6</text:span><text:span text:style-name="T16"> bits pour l’</text:span><text:span text:style-name="T7">étiquette</text:span><text:span text:style-name="T16"> </text:span><text:span text:style-name="T18">et</text:span><text:span text:style-name="T16"> log₂ (16) = </text:span><text:span text:style-name="T5">4</text:span><text:span text:style-name="T16"> bits pour l’</text:span><text:span text:style-name="T5">octet</text:span><text:span text:style-name="T16">. Un total de </text:span><text:span text:style-name="T5">10</text:span><text:span text:style-name="T16"> bits.</text:span></text:p>
      <text:h text:style-name="P12" text:outline-level="3">Associatif par <text:span text:style-name="T19">ensemble de 2 blocs</text:span> :</text:h>
      <text:p text:style-name="P8"><text:tab/><text:span text:style-name="T17">La mémoire cache a 2 colonnes de 500 lignes, alors que la mémoire a 128 colonnes de 500 lignes. Chaque bloc dans la cache a accès aux 128 blocs de mémoire qui sont sur la même ligne. Chacun d’eux contient 16 octets, donc l’adresse est de : log₂ (128) = </text:span><text:span text:style-name="T6">7</text:span><text:span text:style-name="T17"> bits pour l’</text:span><text:span text:style-name="T7">étiquette</text:span><text:span text:style-name="T9"> </text:span><text:span text:style-name="T10">et log₂ (16) = </text:span><text:span text:style-name="T7">4</text:span><text:span text:style-name="T10"> bits pour l’</text:span><text:span text:style-name="T7">octet</text:span><text:span text:style-name="T10">. Un total de </text:span><text:span text:style-name="T7">11</text:span><text:span text:style-name="T10"> bits.</text:span></text:p>
      <text:h text:style-name="P13" text:outline-level="3">Associatif par <text:span text:style-name="T19">ensemble de 4 blocs</text:span> :</text:h>
      <text:p text:style-name="P9"><text:tab/><text:span text:style-name="T17">La mémoire cache a 4 colonnes de 250 lignes, alors que la mémoire a 256 colonnes de 250 lignes. Chaque bloc dans la cache a accès aux 256 blocs de mémoire qui sont sur la même ligne. Chacun d’eux contient 16 octets, donc l’adresse est de : log₂ (256) = </text:span><text:span text:style-name="T8">8</text:span><text:span text:style-name="T17"> bits pour l’</text:span><text:span text:style-name="T7">étiquette</text:span><text:span text:style-name="T9"> </text:span><text:span text:style-name="T10">et log₂ (16) = </text:span><text:span text:style-name="T7">4</text:span><text:span text:style-name="T10"> bits pour l’</text:span><text:span text:style-name="T7">octet</text:span><text:span text:style-name="T10">. Un total de </text:span><text:span text:style-name="T7">1</text:span><text:span text:style-name="T8">2</text:span><text:span text:style-name="T10"> bits.</text:span></text:p>
      <text:h text:style-name="P10" text:outline-level="2">2.</text:h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2:38:05.994620587</meta:creation-date>
    <dc:date>2016-12-03T20:31:10.418710922</dc:date>
    <meta:editing-duration>PT10M2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339" meta:character-count="1762" meta:non-whitespace-character-count="1447"/>
  </office:meta>
</office:document-meta>
</file>